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30562" calcext:value-type="float">
            <text:p>8.305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07573" calcext:value-type="float">
            <text:p>9.07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7832" calcext:value-type="float">
            <text:p>9.07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3196" calcext:value-type="float">
            <text:p>8.3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3295" calcext:value-type="float">
            <text:p>8.93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92978" calcext:value-type="float">
            <text:p>7.9297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.47355" calcext:value-type="float">
            <text:p>8.47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68054" calcext:value-type="float">
            <text:p>8.68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08031" calcext:value-type="float">
            <text:p>8.08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08031" calcext:value-type="float">
            <text:p>8.08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0985" calcext:value-type="float">
            <text:p>6.70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71026" calcext:value-type="float">
            <text:p>6.7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70985" calcext:value-type="float">
            <text:p>6.70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.45226" calcext:value-type="float">
            <text:p>7.45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08239" calcext:value-type="float">
            <text:p>7.08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4148" calcext:value-type="float">
            <text:p>6.3414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34148" calcext:value-type="float">
            <text:p>6.34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94755" calcext:value-type="float">
            <text:p>6.94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13465" calcext:value-type="float">
            <text:p>6.13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6649" calcext:value-type="float">
            <text:p>5.96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88167" calcext:value-type="float">
            <text:p>5.88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87725" calcext:value-type="float">
            <text:p>5.87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04266" calcext:value-type="float">
            <text:p>6.04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9617" calcext:value-type="float">
            <text:p>5.9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03166" calcext:value-type="float">
            <text:p>6.0316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.93095" calcext:value-type="float">
            <text:p>5.930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04266" calcext:value-type="float">
            <text:p>6.04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.28462" calcext:value-type="float">
            <text:p>6.28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53382" calcext:value-type="float">
            <text:p>5.53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66678" calcext:value-type="float">
            <text:p>5.66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48668" calcext:value-type="float">
            <text:p>5.48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.51665" calcext:value-type="float">
            <text:p>5.51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.52236" calcext:value-type="float">
            <text:p>5.52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91518" calcext:value-type="float">
            <text:p>5.91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6662" calcext:value-type="float">
            <text:p>5.66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48116" calcext:value-type="float">
            <text:p>5.48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52236" calcext:value-type="float">
            <text:p>5.52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.52136" calcext:value-type="float">
            <text:p>5.52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30648" calcext:value-type="float">
            <text:p>5.30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63987" calcext:value-type="float">
            <text:p>5.63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42951" calcext:value-type="float">
            <text:p>5.42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11736" calcext:value-type="float">
            <text:p>5.11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1167" calcext:value-type="float">
            <text:p>5.1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5468" calcext:value-type="float">
            <text:p>5.45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2718" calcext:value-type="float">
            <text:p>5.2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42167" calcext:value-type="float">
            <text:p>5.4216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32307" calcext:value-type="float">
            <text:p>5.32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.28041" calcext:value-type="float">
            <text:p>5.28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.17093" calcext:value-type="float">
            <text:p>5.17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86052" calcext:value-type="float">
            <text:p>4.86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90877" calcext:value-type="float">
            <text:p>4.90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21462" calcext:value-type="float">
            <text:p>5.21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.90182" calcext:value-type="float">
            <text:p>4.90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12049" calcext:value-type="float">
            <text:p>5.12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90248" calcext:value-type="float">
            <text:p>4.90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90877" calcext:value-type="float">
            <text:p>4.90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81264" calcext:value-type="float">
            <text:p>4.8126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.05579" calcext:value-type="float">
            <text:p>5.05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54409" calcext:value-type="float">
            <text:p>4.54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7789" calcext:value-type="float">
            <text:p>4.7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89593" calcext:value-type="float">
            <text:p>4.89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64928" calcext:value-type="float">
            <text:p>4.64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08731" calcext:value-type="float">
            <text:p>5.08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64508" calcext:value-type="float">
            <text:p>4.64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84286" calcext:value-type="float">
            <text:p>4.8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60701" calcext:value-type="float">
            <text:p>4.60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69663" calcext:value-type="float">
            <text:p>4.69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.25464" calcext:value-type="float">
            <text:p>5.2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.84219" calcext:value-type="float">
            <text:p>4.84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.6775" calcext:value-type="float">
            <text:p>4.6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.72865" calcext:value-type="float">
            <text:p>5.728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.87724" calcext:value-type="float">
            <text:p>4.87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.05303" calcext:value-type="float">
            <text:p>5.05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.71235" calcext:value-type="float">
            <text:p>4.71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.07956" calcext:value-type="float">
            <text:p>7.07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.5987" calcext:value-type="float">
            <text:p>4.5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6164" calcext:value-type="float">
            <text:p>4.6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.34781" calcext:value-type="float">
            <text:p>7.34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.58298" calcext:value-type="float">
            <text:p>5.58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.0832" calcext:value-type="float">
            <text:p>14.0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.4042" calcext:value-type="float">
            <text:p>19.40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.86607" calcext:value-type="float">
            <text:p>6.86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.4815" calcext:value-type="float">
            <text:p>23.4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.8179" calcext:value-type="float">
            <text:p>23.8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71526" calcext:value-type="float">
            <text:p>4.71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.49167" calcext:value-type="float">
            <text:p>5.491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.7109" calcext:value-type="float">
            <text:p>12.7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75651" calcext:value-type="float">
            <text:p>4.75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.2955" calcext:value-type="float">
            <text:p>34.2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.83362" calcext:value-type="float">
            <text:p>9.83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9625" calcext:value-type="float">
            <text:p>15.9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.48786" calcext:value-type="float">
            <text:p>5.487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8.697" calcext:value-type="float">
            <text:p>148.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.24824" calcext:value-type="float">
            <text:p>5.24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.4904" calcext:value-type="float">
            <text:p>19.4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.92598" calcext:value-type="float">
            <text:p>6.92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.9501" calcext:value-type="float">
            <text:p>11.9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.62481" calcext:value-type="float">
            <text:p>5.62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82741" calcext:value-type="float">
            <text:p>7.82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4469" calcext:value-type="float">
            <text:p>14.4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.2094" calcext:value-type="float">
            <text:p>19.2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.38098" calcext:value-type="float">
            <text:p>6.38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8.172" calcext:value-type="float">
            <text:p>108.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.88228" calcext:value-type="float">
            <text:p>7.88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.17813" calcext:value-type="float">
            <text:p>5.17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.2737" calcext:value-type="float">
            <text:p>30.2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.73251" calcext:value-type="float">
            <text:p>5.73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.65876" calcext:value-type="float">
            <text:p>5.65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914" calcext:value-type="float">
            <text:p>11.39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.7551" calcext:value-type="float">
            <text:p>23.7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2199" calcext:value-type="float">
            <text:p>16.2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76314" calcext:value-type="float">
            <text:p>5.76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1.9937" calcext:value-type="float">
            <text:p>51.9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8.7047" calcext:value-type="float">
            <text:p>38.7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65638" calcext:value-type="float">
            <text:p>9.65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.03135" calcext:value-type="float">
            <text:p>6.03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40706" calcext:value-type="float">
            <text:p>5.407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.1485" calcext:value-type="float">
            <text:p>12.1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.73963" calcext:value-type="float">
            <text:p>7.739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.201" calcext:value-type="float">
            <text:p>19.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.54475" calcext:value-type="float">
            <text:p>6.54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2.848" calcext:value-type="float">
            <text:p>122.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.6167" calcext:value-type="float">
            <text:p>10.6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.52528" calcext:value-type="float">
            <text:p>5.525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.85841" calcext:value-type="float">
            <text:p>6.85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.62042" calcext:value-type="float">
            <text:p>5.62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.8485" calcext:value-type="float">
            <text:p>12.8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5.2889" calcext:value-type="float">
            <text:p>75.28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7873" calcext:value-type="float">
            <text:p>10.7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43224" calcext:value-type="float">
            <text:p>5.43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48544" calcext:value-type="float">
            <text:p>6.48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3.4191" calcext:value-type="float">
            <text:p>83.4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.9913" calcext:value-type="float">
            <text:p>12.9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5.939" calcext:value-type="float">
            <text:p>195.9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.82163" calcext:value-type="float">
            <text:p>7.82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2.055" calcext:value-type="float">
            <text:p>112.0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.4891" calcext:value-type="float">
            <text:p>12.4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.71936" calcext:value-type="float">
            <text:p>6.719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.9109" calcext:value-type="float">
            <text:p>21.91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.63408" calcext:value-type="float">
            <text:p>6.63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.8635" calcext:value-type="float">
            <text:p>44.86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7.663" calcext:value-type="float">
            <text:p>157.6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.7292" calcext:value-type="float">
            <text:p>15.7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9.3573" calcext:value-type="float">
            <text:p>69.3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.89573" calcext:value-type="float">
            <text:p>7.89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.15491" calcext:value-type="float">
            <text:p>6.15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.0878" calcext:value-type="float">
            <text:p>7.08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.30613" calcext:value-type="float">
            <text:p>9.30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1.4861" calcext:value-type="float">
            <text:p>71.4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.28016" calcext:value-type="float">
            <text:p>7.28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.94766" calcext:value-type="float">
            <text:p>5.947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.2541" calcext:value-type="float">
            <text:p>13.25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.3538" calcext:value-type="float">
            <text:p>12.35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.52939" calcext:value-type="float">
            <text:p>7.5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.26127" calcext:value-type="float">
            <text:p>8.26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.50206" calcext:value-type="float">
            <text:p>6.50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6592" calcext:value-type="float">
            <text:p>10.6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2.351" calcext:value-type="float">
            <text:p>152.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.2647" calcext:value-type="float">
            <text:p>40.2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.1292" calcext:value-type="float">
            <text:p>17.1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.14829" calcext:value-type="float">
            <text:p>7.14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.0954" calcext:value-type="float">
            <text:p>18.0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9.853" calcext:value-type="float">
            <text:p>119.8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48392" calcext:value-type="float">
            <text:p>8.48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.38296" calcext:value-type="float">
            <text:p>7.38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.07247" calcext:value-type="float">
            <text:p>9.072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.17288" calcext:value-type="float">
            <text:p>8.172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.75401" calcext:value-type="float">
            <text:p>8.75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.353" calcext:value-type="float">
            <text:p>20.3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.72892" calcext:value-type="float">
            <text:p>7.728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.5963" calcext:value-type="float">
            <text:p>19.59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.69366" calcext:value-type="float">
            <text:p>7.693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.9801" calcext:value-type="float">
            <text:p>10.98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.09089" calcext:value-type="float">
            <text:p>9.09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4.185" calcext:value-type="float">
            <text:p>124.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7.865" calcext:value-type="float">
            <text:p>107.8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4122" calcext:value-type="float">
            <text:p>13.4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.97184" calcext:value-type="float">
            <text:p>9.97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.03371" calcext:value-type="float">
            <text:p>8.033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.1528" calcext:value-type="float">
            <text:p>34.1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1.0236" calcext:value-type="float">
            <text:p>31.0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4613" calcext:value-type="float">
            <text:p>10.46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.43245" calcext:value-type="float">
            <text:p>9.43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4.649" calcext:value-type="float">
            <text:p>144.6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.1555" calcext:value-type="float">
            <text:p>10.15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.43389" calcext:value-type="float">
            <text:p>6.43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5.7245" calcext:value-type="float">
            <text:p>55.72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6.4129" calcext:value-type="float">
            <text:p>56.41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5.466" calcext:value-type="float">
            <text:p>125.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.1186" calcext:value-type="float">
            <text:p>7.11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.2042" calcext:value-type="float">
            <text:p>17.2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.5365" calcext:value-type="float">
            <text:p>17.5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.86667" calcext:value-type="float">
            <text:p>7.8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.72166" calcext:value-type="float">
            <text:p>7.721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3.0518" calcext:value-type="float">
            <text:p>43.0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.7235" calcext:value-type="float">
            <text:p>16.7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7814" calcext:value-type="float">
            <text:p>23.78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1.8487" calcext:value-type="float">
            <text:p>41.8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4.1192" calcext:value-type="float">
            <text:p>54.1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71828" calcext:value-type="float">
            <text:p>7.718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.2982" calcext:value-type="float">
            <text:p>17.29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.0807" calcext:value-type="float">
            <text:p>19.0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59747" calcext:value-type="float">
            <text:p>7.59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.59477" calcext:value-type="float">
            <text:p>8.594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3.102" calcext:value-type="float">
            <text:p>93.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.6745" calcext:value-type="float">
            <text:p>15.67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.9943" calcext:value-type="float">
            <text:p>25.99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.786" calcext:value-type="float">
            <text:p>70.7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1.2608" calcext:value-type="float">
            <text:p>41.2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.976" calcext:value-type="float">
            <text:p>17.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3102" calcext:value-type="float">
            <text:p>7.13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.4065" calcext:value-type="float">
            <text:p>23.40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.3518" calcext:value-type="float">
            <text:p>40.3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.351" calcext:value-type="float">
            <text:p>13.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.153" calcext:value-type="float">
            <text:p>24.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.6229" calcext:value-type="float">
            <text:p>24.62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.1167" calcext:value-type="float">
            <text:p>10.1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.7875" calcext:value-type="float">
            <text:p>72.7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1.0432" calcext:value-type="float">
            <text:p>41.0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.14473" calcext:value-type="float">
            <text:p>9.14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.3782" calcext:value-type="float">
            <text:p>18.37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.3333" calcext:value-type="float">
            <text:p>41.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.7583" calcext:value-type="float">
            <text:p>11.7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.4246" calcext:value-type="float">
            <text:p>23.42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96071" calcext:value-type="float">
            <text:p>7.960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.9263" calcext:value-type="float">
            <text:p>12.92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.4156" calcext:value-type="float">
            <text:p>10.4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3.45" calcext:value-type="float">
            <text:p>113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0.916" calcext:value-type="float">
            <text:p>160.9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.1543" calcext:value-type="float">
            <text:p>14.15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4.265" calcext:value-type="float">
            <text:p>34.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2.745" calcext:value-type="float">
            <text:p>112.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.4242" calcext:value-type="float">
            <text:p>26.4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.40661" calcext:value-type="float">
            <text:p>7.406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0603" calcext:value-type="float">
            <text:p>8.06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.1897" calcext:value-type="float">
            <text:p>31.1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6602" calcext:value-type="float">
            <text:p>35.66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1.97" calcext:value-type="float">
            <text:p>221.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6.1511" calcext:value-type="float">
            <text:p>76.1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.2754" calcext:value-type="float">
            <text:p>15.2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3.311" calcext:value-type="float">
            <text:p>33.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.2772" calcext:value-type="float">
            <text:p>13.27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7109" calcext:value-type="float">
            <text:p>7.71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1.7779" calcext:value-type="float">
            <text:p>51.7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8.867" calcext:value-type="float">
            <text:p>8.8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.3498" calcext:value-type="float">
            <text:p>17.34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8404" calcext:value-type="float">
            <text:p>11.84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7.529" calcext:value-type="float">
            <text:p>117.5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7.7857" calcext:value-type="float">
            <text:p>47.7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.434" calcext:value-type="float">
            <text:p>10.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2.66" calcext:value-type="float">
            <text:p>132.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.4583" calcext:value-type="float">
            <text:p>14.45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.40408" calcext:value-type="float">
            <text:p>7.40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1.823" calcext:value-type="float">
            <text:p>71.8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.51243" calcext:value-type="float">
            <text:p>8.512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7.1998" calcext:value-type="float">
            <text:p>17.1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9377" calcext:value-type="float">
            <text:p>13.93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.2711" calcext:value-type="float">
            <text:p>46.27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7.2928" calcext:value-type="float">
            <text:p>47.2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.6154" calcext:value-type="float">
            <text:p>17.6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6.1019" calcext:value-type="float">
            <text:p>56.1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.251" calcext:value-type="float">
            <text:p>16.2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1.4069" calcext:value-type="float">
            <text:p>21.40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.6207" calcext:value-type="float">
            <text:p>12.62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.47883" calcext:value-type="float">
            <text:p>9.47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4.1673" calcext:value-type="float">
            <text:p>34.1673</text:p>
          </table:table-cell>
        </table:table-row>
      </table:table>
      <table:table table:name="Sheet3" table:style-name="ta1">
        <table:table-column table:style-name="co4" table:number-columns-repeated="3" table:default-cell-style-name="ce1"/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rep</text:p>
          </table:table-cell>
          <table:table-cell table:style-name="Default"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54409" calcext:value-type="float">
            <text:p>4.54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7789" calcext:value-type="float">
            <text:p>4.7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89593" calcext:value-type="float">
            <text:p>4.89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64928" calcext:value-type="float">
            <text:p>4.64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08731" calcext:value-type="float">
            <text:p>5.08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64508" calcext:value-type="float">
            <text:p>4.64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84286" calcext:value-type="float">
            <text:p>4.8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60701" calcext:value-type="float">
            <text:p>4.60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69663" calcext:value-type="float">
            <text:p>4.69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.25464" calcext:value-type="float">
            <text:p>5.25464</text:p>
          </table:table-cell>
        </table:table-row>
      </table:table>
      <table:table table:name="Pivot Table_Sheet1_1" table:style-name="ta1">
        <table:table-column table:style-name="co4" table:default-cell-style-name="ce5"/>
        <table:table-column table:style-name="co4" table:default-cell-style-name="ce10"/>
        <table:table-column table:style-name="co4" table:default-cell-style-name="ce16"/>
        <table:table-column table:style-name="co4" table:default-cell-style-name="ce22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Data</text:p>
          </table:table-cell>
          <table:table-cell table:style-name="ce13"/>
          <table:table-cell table:style-name="ce1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Min - avg</text:p>
          </table:table-cell>
          <table:table-cell table:style-name="ce14" office:value-type="string" calcext:value-type="string">
            <text:p>Average - avg</text:p>
          </table:table-cell>
          <table:table-cell table:style-name="ce20" office:value-type="string" calcext:value-type="string">
            <text:p>Max - avg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9.52302" calcext:value-type="float">
            <text:p>9.52302</text:p>
          </table:table-cell>
          <table:table-cell table:style-name="ce15" office:value-type="float" office:value="9.52302" calcext:value-type="float">
            <text:p>9.52302</text:p>
          </table:table-cell>
          <table:table-cell table:style-name="ce21"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9622" calcext:value-type="float">
            <text:p>8.29622</text:p>
          </table:table-cell>
          <table:table-cell office:value-type="float" office:value="8.714812" calcext:value-type="float">
            <text:p>8.714812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62307" calcext:value-type="float">
            <text:p>7.62307</text:p>
          </table:table-cell>
          <table:table-cell office:value-type="float" office:value="7.935984" calcext:value-type="float">
            <text:p>7.935984</text:p>
          </table:table-cell>
          <table:table-cell office:value-type="float" office:value="8.68054" calcext:value-type="float">
            <text:p>8.68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0985" calcext:value-type="float">
            <text:p>6.70985</text:p>
          </table:table-cell>
          <table:table-cell office:value-type="float" office:value="7.136584" calcext:value-type="float">
            <text:p>7.136584</text:p>
          </table:table-cell>
          <table:table-cell office:value-type="float" office:value="7.45226" calcext:value-type="float">
            <text:p>7.45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4146" calcext:value-type="float">
            <text:p>6.34146</text:p>
          </table:table-cell>
          <table:table-cell office:value-type="float" office:value="6.476166" calcext:value-type="float">
            <text:p>6.476166</text:p>
          </table:table-cell>
          <table:table-cell office:value-type="float" office:value="7.08239" calcext:value-type="float">
            <text:p>7.08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7725" calcext:value-type="float">
            <text:p>5.87725</text:p>
          </table:table-cell>
          <table:table-cell office:value-type="float" office:value="6.015431" calcext:value-type="float">
            <text:p>6.015431</text:p>
          </table:table-cell>
          <table:table-cell office:value-type="float" office:value="6.28462" calcext:value-type="float">
            <text:p>6.28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8116" calcext:value-type="float">
            <text:p>5.48116</text:p>
          </table:table-cell>
          <table:table-cell office:value-type="float" office:value="5.583255" calcext:value-type="float">
            <text:p>5.583255</text:p>
          </table:table-cell>
          <table:table-cell office:value-type="float" office:value="5.91518" calcext:value-type="float">
            <text:p>5.91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167" calcext:value-type="float">
            <text:p>5.1167</text:p>
          </table:table-cell>
          <table:table-cell office:value-type="float" office:value="5.336155" calcext:value-type="float">
            <text:p>5.336155</text:p>
          </table:table-cell>
          <table:table-cell office:value-type="float" office:value="5.63987" calcext:value-type="float">
            <text:p>5.63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1264" calcext:value-type="float">
            <text:p>4.81264</text:p>
          </table:table-cell>
          <table:table-cell office:value-type="float" office:value="4.985683" calcext:value-type="float">
            <text:p>4.985683</text:p>
          </table:table-cell>
          <table:table-cell office:value-type="float" office:value="5.21462" calcext:value-type="float">
            <text:p>5.21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4409" calcext:value-type="float">
            <text:p>4.54409</text:p>
          </table:table-cell>
          <table:table-cell office:value-type="float" office:value="4.800173" calcext:value-type="float">
            <text:p>4.800173</text:p>
          </table:table-cell>
          <table:table-cell office:value-type="float" office:value="5.25464" calcext:value-type="float">
            <text:p>5.2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987" calcext:value-type="float">
            <text:p>4.5987</text:p>
          </table:table-cell>
          <table:table-cell office:value-type="float" office:value="5.17686" calcext:value-type="float">
            <text:p>5.17686</text:p>
          </table:table-cell>
          <table:table-cell office:value-type="float" office:value="7.07956" calcext:value-type="float">
            <text:p>7.07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1526" calcext:value-type="float">
            <text:p>4.71526</text:p>
          </table:table-cell>
          <table:table-cell office:value-type="float" office:value="12.267502" calcext:value-type="float">
            <text:p>12.267502</text:p>
          </table:table-cell>
          <table:table-cell office:value-type="float" office:value="23.8179" calcext:value-type="float">
            <text:p>23.8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4824" calcext:value-type="float">
            <text:p>5.24824</text:p>
          </table:table-cell>
          <table:table-cell office:value-type="float" office:value="26.351601" calcext:value-type="float">
            <text:p>26.351601</text:p>
          </table:table-cell>
          <table:table-cell office:value-type="float" office:value="148.697" calcext:value-type="float">
            <text:p>148.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7813" calcext:value-type="float">
            <text:p>5.17813</text:p>
          </table:table-cell>
          <table:table-cell office:value-type="float" office:value="21.076207" calcext:value-type="float">
            <text:p>21.076207</text:p>
          </table:table-cell>
          <table:table-cell office:value-type="float" office:value="108.172" calcext:value-type="float">
            <text:p>108.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0706" calcext:value-type="float">
            <text:p>5.40706</text:p>
          </table:table-cell>
          <table:table-cell office:value-type="float" office:value="18.137273" calcext:value-type="float">
            <text:p>18.137273</text:p>
          </table:table-cell>
          <table:table-cell office:value-type="float" office:value="51.9937" calcext:value-type="float">
            <text:p>51.9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2528" calcext:value-type="float">
            <text:p>5.52528</text:p>
          </table:table-cell>
          <table:table-cell office:value-type="float" office:value="20.995119" calcext:value-type="float">
            <text:p>20.995119</text:p>
          </table:table-cell>
          <table:table-cell office:value-type="float" office:value="122.848" calcext:value-type="float">
            <text:p>122.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3224" calcext:value-type="float">
            <text:p>5.43224</text:p>
          </table:table-cell>
          <table:table-cell office:value-type="float" office:value="41.737337" calcext:value-type="float">
            <text:p>41.737337</text:p>
          </table:table-cell>
          <table:table-cell office:value-type="float" office:value="195.939" calcext:value-type="float">
            <text:p>195.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5491" calcext:value-type="float">
            <text:p>6.15491</text:p>
          </table:table-cell>
          <table:table-cell office:value-type="float" office:value="44.935142" calcext:value-type="float">
            <text:p>44.935142</text:p>
          </table:table-cell>
          <table:table-cell office:value-type="float" office:value="157.663" calcext:value-type="float">
            <text:p>157.6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4766" calcext:value-type="float">
            <text:p>5.94766</text:p>
          </table:table-cell>
          <table:table-cell office:value-type="float" office:value="31.910067" calcext:value-type="float">
            <text:p>31.910067</text:p>
          </table:table-cell>
          <table:table-cell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4829" calcext:value-type="float">
            <text:p>7.14829</text:p>
          </table:table-cell>
          <table:table-cell office:value-type="float" office:value="39.044014" calcext:value-type="float">
            <text:p>39.044014</text:p>
          </table:table-cell>
          <table:table-cell office:value-type="float" office:value="152.351" calcext:value-type="float">
            <text:p>152.3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9366" calcext:value-type="float">
            <text:p>7.69366</text:p>
          </table:table-cell>
          <table:table-cell office:value-type="float" office:value="22.996696" calcext:value-type="float">
            <text:p>22.996696</text:p>
          </table:table-cell>
          <table:table-cell office:value-type="float" office:value="124.185" calcext:value-type="float">
            <text:p>124.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3389" calcext:value-type="float">
            <text:p>6.43389</text:p>
          </table:table-cell>
          <table:table-cell office:value-type="float" office:value="37.217909" calcext:value-type="float">
            <text:p>37.217909</text:p>
          </table:table-cell>
          <table:table-cell office:value-type="float" office:value="144.649" calcext:value-type="float">
            <text:p>144.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186" calcext:value-type="float">
            <text:p>7.1186</text:p>
          </table:table-cell>
          <table:table-cell office:value-type="float" office:value="35.482633" calcext:value-type="float">
            <text:p>35.482633</text:p>
          </table:table-cell>
          <table:table-cell office:value-type="float" office:value="125.466" calcext:value-type="float">
            <text:p>125.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9747" calcext:value-type="float">
            <text:p>7.59747</text:p>
          </table:table-cell>
          <table:table-cell office:value-type="float" office:value="28.881522" calcext:value-type="float">
            <text:p>28.881522</text:p>
          </table:table-cell>
          <table:table-cell office:value-type="float" office:value="93.102" calcext:value-type="float">
            <text:p>93.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13102" calcext:value-type="float">
            <text:p>7.13102</text:p>
          </table:table-cell>
          <table:table-cell office:value-type="float" office:value="28.903332" calcext:value-type="float">
            <text:p>28.903332</text:p>
          </table:table-cell>
          <table:table-cell office:value-type="float" office:value="70.786" calcext:value-type="float">
            <text:p>70.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6071" calcext:value-type="float">
            <text:p>7.96071</text:p>
          </table:table-cell>
          <table:table-cell office:value-type="float" office:value="24.887354" calcext:value-type="float">
            <text:p>24.887354</text:p>
          </table:table-cell>
          <table:table-cell office:value-type="float" office:value="72.7875" calcext:value-type="float">
            <text:p>72.7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40661" calcext:value-type="float">
            <text:p>7.40661</text:p>
          </table:table-cell>
          <table:table-cell office:value-type="float" office:value="51.902671" calcext:value-type="float">
            <text:p>51.902671</text:p>
          </table:table-cell>
          <table:table-cell office:value-type="float" office:value="160.916" calcext:value-type="float">
            <text:p>160.9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7109" calcext:value-type="float">
            <text:p>7.7109</text:p>
          </table:table-cell>
          <table:table-cell office:value-type="float" office:value="48.13505" calcext:value-type="float">
            <text:p>48.13505</text:p>
          </table:table-cell>
          <table:table-cell office:value-type="float" office:value="221.97" calcext:value-type="float">
            <text:p>221.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40408" calcext:value-type="float">
            <text:p>7.40408</text:p>
          </table:table-cell>
          <table:table-cell office:value-type="float" office:value="43.964671" calcext:value-type="float">
            <text:p>43.964671</text:p>
          </table:table-cell>
          <table:table-cell office:value-type="float" office:value="132.66" calcext:value-type="float">
            <text:p>132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9.47883" calcext:value-type="float">
            <text:p>9.47883</text:p>
          </table:table-cell>
          <table:table-cell table:style-name="ce17" office:value-type="float" office:value="27.514363" calcext:value-type="float">
            <text:p>27.514363</text:p>
          </table:table-cell>
          <table:table-cell table:style-name="ce23" office:value-type="float" office:value="56.1019" calcext:value-type="float">
            <text:p>56.1019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4.54409" calcext:value-type="float">
            <text:p>4.54409</text:p>
          </table:table-cell>
          <table:table-cell table:style-name="ce18" office:value-type="float" office:value="22.6008195333334" calcext:value-type="float">
            <text:p>22.6008195333</text:p>
          </table:table-cell>
          <table:table-cell table:style-name="ce24" office:value-type="float" office:value="221.97" calcext:value-type="float">
            <text:p>221.9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35" table:buttons="'Pivot Table_Sheet1_1'.A1 'Pivot Table_Sheet1_1'.A4 'Pivot Table_Sheet1_1'.B3">
          <table:source-cell-range table:cell-range-address="Sheet1.A1:Sheet1.C301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C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min">
            <table:data-pilot-level table:show-empty="false">
              <table:data-pilot-members>
                <table:data-pilot-member table:name="4.54409" table:display="true" table:show-details="true"/>
                <table:data-pilot-member table:name="4.5987" table:display="true" table:show-details="true"/>
                <table:data-pilot-member table:name="4.60701" table:display="true" table:show-details="true"/>
                <table:data-pilot-member table:name="4.6164" table:display="true" table:show-details="true"/>
                <table:data-pilot-member table:name="4.64508" table:display="true" table:show-details="true"/>
                <table:data-pilot-member table:name="4.64928" table:display="true" table:show-details="true"/>
                <table:data-pilot-member table:name="4.6775" table:display="true" table:show-details="true"/>
                <table:data-pilot-member table:name="4.69663" table:display="true" table:show-details="true"/>
                <table:data-pilot-member table:name="4.71235" table:display="true" table:show-details="true"/>
                <table:data-pilot-member table:name="4.71526" table:display="true" table:show-details="true"/>
                <table:data-pilot-member table:name="4.75651" table:display="true" table:show-details="true"/>
                <table:data-pilot-member table:name="4.7789" table:display="true" table:show-details="true"/>
                <table:data-pilot-member table:name="4.81264" table:display="true" table:show-details="true"/>
                <table:data-pilot-member table:name="4.84219" table:display="true" table:show-details="true"/>
                <table:data-pilot-member table:name="4.84286" table:display="true" table:show-details="true"/>
                <table:data-pilot-member table:name="4.86052" table:display="true" table:show-details="true"/>
                <table:data-pilot-member table:name="4.87724" table:display="true" table:show-details="true"/>
                <table:data-pilot-member table:name="4.89593" table:display="true" table:show-details="true"/>
                <table:data-pilot-member table:name="4.90182" table:display="true" table:show-details="true"/>
                <table:data-pilot-member table:name="4.90248" table:display="true" table:show-details="true"/>
                <table:data-pilot-member table:name="4.90877" table:display="true" table:show-details="true"/>
                <table:data-pilot-member table:name="5.05303" table:display="true" table:show-details="true"/>
                <table:data-pilot-member table:name="5.05579" table:display="true" table:show-details="true"/>
                <table:data-pilot-member table:name="5.08731" table:display="true" table:show-details="true"/>
                <table:data-pilot-member table:name="5.1167" table:display="true" table:show-details="true"/>
                <table:data-pilot-member table:name="5.11736" table:display="true" table:show-details="true"/>
                <table:data-pilot-member table:name="5.12049" table:display="true" table:show-details="true"/>
                <table:data-pilot-member table:name="5.17093" table:display="true" table:show-details="true"/>
                <table:data-pilot-member table:name="5.17813" table:display="true" table:show-details="true"/>
                <table:data-pilot-member table:name="5.21462" table:display="true" table:show-details="true"/>
                <table:data-pilot-member table:name="5.24824" table:display="true" table:show-details="true"/>
                <table:data-pilot-member table:name="5.25464" table:display="true" table:show-details="true"/>
                <table:data-pilot-member table:name="5.2718" table:display="true" table:show-details="true"/>
                <table:data-pilot-member table:name="5.28041" table:display="true" table:show-details="true"/>
                <table:data-pilot-member table:name="5.30648" table:display="true" table:show-details="true"/>
                <table:data-pilot-member table:name="5.32307" table:display="true" table:show-details="true"/>
                <table:data-pilot-member table:name="5.40706" table:display="true" table:show-details="true"/>
                <table:data-pilot-member table:name="5.42167" table:display="true" table:show-details="true"/>
                <table:data-pilot-member table:name="5.42951" table:display="true" table:show-details="true"/>
                <table:data-pilot-member table:name="5.43224" table:display="true" table:show-details="true"/>
                <table:data-pilot-member table:name="5.45468" table:display="true" table:show-details="true"/>
                <table:data-pilot-member table:name="5.48116" table:display="true" table:show-details="true"/>
                <table:data-pilot-member table:name="5.48668" table:display="true" table:show-details="true"/>
                <table:data-pilot-member table:name="5.48786" table:display="true" table:show-details="true"/>
                <table:data-pilot-member table:name="5.49167" table:display="true" table:show-details="true"/>
                <table:data-pilot-member table:name="5.51665" table:display="true" table:show-details="true"/>
                <table:data-pilot-member table:name="5.52136" table:display="true" table:show-details="true"/>
                <table:data-pilot-member table:name="5.52236" table:display="true" table:show-details="true"/>
                <table:data-pilot-member table:name="5.52528" table:display="true" table:show-details="true"/>
                <table:data-pilot-member table:name="5.53382" table:display="true" table:show-details="true"/>
                <table:data-pilot-member table:name="5.58298" table:display="true" table:show-details="true"/>
                <table:data-pilot-member table:name="5.62042" table:display="true" table:show-details="true"/>
                <table:data-pilot-member table:name="5.62481" table:display="true" table:show-details="true"/>
                <table:data-pilot-member table:name="5.63987" table:display="true" table:show-details="true"/>
                <table:data-pilot-member table:name="5.65876" table:display="true" table:show-details="true"/>
                <table:data-pilot-member table:name="5.6662" table:display="true" table:show-details="true"/>
                <table:data-pilot-member table:name="5.66678" table:display="true" table:show-details="true"/>
                <table:data-pilot-member table:name="5.72865" table:display="true" table:show-details="true"/>
                <table:data-pilot-member table:name="5.73251" table:display="true" table:show-details="true"/>
                <table:data-pilot-member table:name="5.76314" table:display="true" table:show-details="true"/>
                <table:data-pilot-member table:name="5.87725" table:display="true" table:show-details="true"/>
                <table:data-pilot-member table:name="5.88167" table:display="true" table:show-details="true"/>
                <table:data-pilot-member table:name="5.91518" table:display="true" table:show-details="true"/>
                <table:data-pilot-member table:name="5.93095" table:display="true" table:show-details="true"/>
                <table:data-pilot-member table:name="5.94766" table:display="true" table:show-details="true"/>
                <table:data-pilot-member table:name="5.9617" table:display="true" table:show-details="true"/>
                <table:data-pilot-member table:name="5.96649" table:display="true" table:show-details="true"/>
                <table:data-pilot-member table:name="6.03135" table:display="true" table:show-details="true"/>
                <table:data-pilot-member table:name="6.03166" table:display="true" table:show-details="true"/>
                <table:data-pilot-member table:name="6.04266" table:display="true" table:show-details="true"/>
                <table:data-pilot-member table:name="6.13465" table:display="true" table:show-details="true"/>
                <table:data-pilot-member table:name="6.15491" table:display="true" table:show-details="true"/>
                <table:data-pilot-member table:name="6.28462" table:display="true" table:show-details="true"/>
                <table:data-pilot-member table:name="6.34146" table:display="true" table:show-details="true"/>
                <table:data-pilot-member table:name="6.34148" table:display="true" table:show-details="true"/>
                <table:data-pilot-member table:name="6.38098" table:display="true" table:show-details="true"/>
                <table:data-pilot-member table:name="6.43389" table:display="true" table:show-details="true"/>
                <table:data-pilot-member table:name="6.48544" table:display="true" table:show-details="true"/>
                <table:data-pilot-member table:name="6.50206" table:display="true" table:show-details="true"/>
                <table:data-pilot-member table:name="6.54475" table:display="true" table:show-details="true"/>
                <table:data-pilot-member table:name="6.63408" table:display="true" table:show-details="true"/>
                <table:data-pilot-member table:name="6.70985" table:display="true" table:show-details="true"/>
                <table:data-pilot-member table:name="6.71026" table:display="true" table:show-details="true"/>
                <table:data-pilot-member table:name="6.71936" table:display="true" table:show-details="true"/>
                <table:data-pilot-member table:name="6.85841" table:display="true" table:show-details="true"/>
                <table:data-pilot-member table:name="6.86607" table:display="true" table:show-details="true"/>
                <table:data-pilot-member table:name="6.92598" table:display="true" table:show-details="true"/>
                <table:data-pilot-member table:name="6.94755" table:display="true" table:show-details="true"/>
                <table:data-pilot-member table:name="7.07956" table:display="true" table:show-details="true"/>
                <table:data-pilot-member table:name="7.08239" table:display="true" table:show-details="true"/>
                <table:data-pilot-member table:name="7.0878" table:display="true" table:show-details="true"/>
                <table:data-pilot-member table:name="7.1186" table:display="true" table:show-details="true"/>
                <table:data-pilot-member table:name="7.13102" table:display="true" table:show-details="true"/>
                <table:data-pilot-member table:name="7.14829" table:display="true" table:show-details="true"/>
                <table:data-pilot-member table:name="7.28016" table:display="true" table:show-details="true"/>
                <table:data-pilot-member table:name="7.29727" table:display="true" table:show-details="true"/>
                <table:data-pilot-member table:name="7.34781" table:display="true" table:show-details="true"/>
                <table:data-pilot-member table:name="7.38296" table:display="true" table:show-details="true"/>
                <table:data-pilot-member table:name="7.40408" table:display="true" table:show-details="true"/>
                <table:data-pilot-member table:name="7.40661" table:display="true" table:show-details="true"/>
                <table:data-pilot-member table:name="7.45226" table:display="true" table:show-details="true"/>
                <table:data-pilot-member table:name="7.52939" table:display="true" table:show-details="true"/>
                <table:data-pilot-member table:name="7.59747" table:display="true" table:show-details="true"/>
                <table:data-pilot-member table:name="7.62307" table:display="true" table:show-details="true"/>
                <table:data-pilot-member table:name="7.69366" table:display="true" table:show-details="true"/>
                <table:data-pilot-member table:name="7.7109" table:display="true" table:show-details="true"/>
                <table:data-pilot-member table:name="7.71828" table:display="true" table:show-details="true"/>
                <table:data-pilot-member table:name="7.72166" table:display="true" table:show-details="true"/>
                <table:data-pilot-member table:name="7.72892" table:display="true" table:show-details="true"/>
                <table:data-pilot-member table:name="7.73963" table:display="true" table:show-details="true"/>
                <table:data-pilot-member table:name="7.82163" table:display="true" table:show-details="true"/>
                <table:data-pilot-member table:name="7.82741" table:display="true" table:show-details="true"/>
                <table:data-pilot-member table:name="7.86667" table:display="true" table:show-details="true"/>
                <table:data-pilot-member table:name="7.88228" table:display="true" table:show-details="true"/>
                <table:data-pilot-member table:name="7.89573" table:display="true" table:show-details="true"/>
                <table:data-pilot-member table:name="7.92978" table:display="true" table:show-details="true"/>
                <table:data-pilot-member table:name="7.96071" table:display="true" table:show-details="true"/>
                <table:data-pilot-member table:name="8.03371" table:display="true" table:show-details="true"/>
                <table:data-pilot-member table:name="8.0603" table:display="true" table:show-details="true"/>
                <table:data-pilot-member table:name="8.08031" table:display="true" table:show-details="true"/>
                <table:data-pilot-member table:name="8.17288" table:display="true" table:show-details="true"/>
                <table:data-pilot-member table:name="8.26127" table:display="true" table:show-details="true"/>
                <table:data-pilot-member table:name="8.29622" table:display="true" table:show-details="true"/>
                <table:data-pilot-member table:name="8.30562" table:display="true" table:show-details="true"/>
                <table:data-pilot-member table:name="8.3196" table:display="true" table:show-details="true"/>
                <table:data-pilot-member table:name="8.47355" table:display="true" table:show-details="true"/>
                <table:data-pilot-member table:name="8.48392" table:display="true" table:show-details="true"/>
                <table:data-pilot-member table:name="8.51243" table:display="true" table:show-details="true"/>
                <table:data-pilot-member table:name="8.59477" table:display="true" table:show-details="true"/>
                <table:data-pilot-member table:name="8.68054" table:display="true" table:show-details="true"/>
                <table:data-pilot-member table:name="8.75401" table:display="true" table:show-details="true"/>
                <table:data-pilot-member table:name="8.867" table:display="true" table:show-details="true"/>
                <table:data-pilot-member table:name="8.93295" table:display="true" table:show-details="true"/>
                <table:data-pilot-member table:name="9.07247" table:display="true" table:show-details="true"/>
                <table:data-pilot-member table:name="9.07573" table:display="true" table:show-details="true"/>
                <table:data-pilot-member table:name="9.07832" table:display="true" table:show-details="true"/>
                <table:data-pilot-member table:name="9.09089" table:display="true" table:show-details="true"/>
                <table:data-pilot-member table:name="9.14473" table:display="true" table:show-details="true"/>
                <table:data-pilot-member table:name="9.27362" table:display="true" table:show-details="true"/>
                <table:data-pilot-member table:name="9.30613" table:display="true" table:show-details="true"/>
                <table:data-pilot-member table:name="9.43245" table:display="true" table:show-details="true"/>
                <table:data-pilot-member table:name="9.47883" table:display="true" table:show-details="true"/>
                <table:data-pilot-member table:name="9.52302" table:display="true" table:show-details="true"/>
                <table:data-pilot-member table:name="9.65638" table:display="true" table:show-details="true"/>
                <table:data-pilot-member table:name="9.83362" table:display="true" table:show-details="true"/>
                <table:data-pilot-member table:name="9.97184" table:display="true" table:show-details="true"/>
                <table:data-pilot-member table:name="10.1167" table:display="true" table:show-details="true"/>
                <table:data-pilot-member table:name="10.1555" table:display="true" table:show-details="true"/>
                <table:data-pilot-member table:name="10.4156" table:display="true" table:show-details="true"/>
                <table:data-pilot-member table:name="10.434" table:display="true" table:show-details="true"/>
                <table:data-pilot-member table:name="10.4613" table:display="true" table:show-details="true"/>
                <table:data-pilot-member table:name="10.6167" table:display="true" table:show-details="true"/>
                <table:data-pilot-member table:name="10.6592" table:display="true" table:show-details="true"/>
                <table:data-pilot-member table:name="10.7873" table:display="true" table:show-details="true"/>
                <table:data-pilot-member table:name="10.9801" table:display="true" table:show-details="true"/>
                <table:data-pilot-member table:name="11.3914" table:display="true" table:show-details="true"/>
                <table:data-pilot-member table:name="11.7583" table:display="true" table:show-details="true"/>
                <table:data-pilot-member table:name="11.8404" table:display="true" table:show-details="true"/>
                <table:data-pilot-member table:name="11.9501" table:display="true" table:show-details="true"/>
                <table:data-pilot-member table:name="12.1485" table:display="true" table:show-details="true"/>
                <table:data-pilot-member table:name="12.3538" table:display="true" table:show-details="true"/>
                <table:data-pilot-member table:name="12.45" table:display="true" table:show-details="true"/>
                <table:data-pilot-member table:name="12.4891" table:display="true" table:show-details="true"/>
                <table:data-pilot-member table:name="12.6207" table:display="true" table:show-details="true"/>
                <table:data-pilot-member table:name="12.7109" table:display="true" table:show-details="true"/>
                <table:data-pilot-member table:name="12.8485" table:display="true" table:show-details="true"/>
                <table:data-pilot-member table:name="12.9263" table:display="true" table:show-details="true"/>
                <table:data-pilot-member table:name="12.9913" table:display="true" table:show-details="true"/>
                <table:data-pilot-member table:name="13.2541" table:display="true" table:show-details="true"/>
                <table:data-pilot-member table:name="13.2772" table:display="true" table:show-details="true"/>
                <table:data-pilot-member table:name="13.351" table:display="true" table:show-details="true"/>
                <table:data-pilot-member table:name="13.4122" table:display="true" table:show-details="true"/>
                <table:data-pilot-member table:name="13.9377" table:display="true" table:show-details="true"/>
                <table:data-pilot-member table:name="14.0832" table:display="true" table:show-details="true"/>
                <table:data-pilot-member table:name="14.1543" table:display="true" table:show-details="true"/>
                <table:data-pilot-member table:name="14.4469" table:display="true" table:show-details="true"/>
                <table:data-pilot-member table:name="14.4583" table:display="true" table:show-details="true"/>
                <table:data-pilot-member table:name="15.2754" table:display="true" table:show-details="true"/>
                <table:data-pilot-member table:name="15.6745" table:display="true" table:show-details="true"/>
                <table:data-pilot-member table:name="15.7292" table:display="true" table:show-details="true"/>
                <table:data-pilot-member table:name="15.9625" table:display="true" table:show-details="true"/>
                <table:data-pilot-member table:name="16.2199" table:display="true" table:show-details="true"/>
                <table:data-pilot-member table:name="16.251" table:display="true" table:show-details="true"/>
                <table:data-pilot-member table:name="16.7235" table:display="true" table:show-details="true"/>
                <table:data-pilot-member table:name="17.1292" table:display="true" table:show-details="true"/>
                <table:data-pilot-member table:name="17.1998" table:display="true" table:show-details="true"/>
                <table:data-pilot-member table:name="17.2042" table:display="true" table:show-details="true"/>
                <table:data-pilot-member table:name="17.2982" table:display="true" table:show-details="true"/>
                <table:data-pilot-member table:name="17.3498" table:display="true" table:show-details="true"/>
                <table:data-pilot-member table:name="17.5365" table:display="true" table:show-details="true"/>
                <table:data-pilot-member table:name="17.6154" table:display="true" table:show-details="true"/>
                <table:data-pilot-member table:name="17.976" table:display="true" table:show-details="true"/>
                <table:data-pilot-member table:name="18.0954" table:display="true" table:show-details="true"/>
                <table:data-pilot-member table:name="18.3782" table:display="true" table:show-details="true"/>
                <table:data-pilot-member table:name="19.0807" table:display="true" table:show-details="true"/>
                <table:data-pilot-member table:name="19.201" table:display="true" table:show-details="true"/>
                <table:data-pilot-member table:name="19.2094" table:display="true" table:show-details="true"/>
                <table:data-pilot-member table:name="19.4042" table:display="true" table:show-details="true"/>
                <table:data-pilot-member table:name="19.4904" table:display="true" table:show-details="true"/>
                <table:data-pilot-member table:name="19.5963" table:display="true" table:show-details="true"/>
                <table:data-pilot-member table:name="20.353" table:display="true" table:show-details="true"/>
                <table:data-pilot-member table:name="21.4069" table:display="true" table:show-details="true"/>
                <table:data-pilot-member table:name="21.9109" table:display="true" table:show-details="true"/>
                <table:data-pilot-member table:name="23.4065" table:display="true" table:show-details="true"/>
                <table:data-pilot-member table:name="23.4246" table:display="true" table:show-details="true"/>
                <table:data-pilot-member table:name="23.4815" table:display="true" table:show-details="true"/>
                <table:data-pilot-member table:name="23.7551" table:display="true" table:show-details="true"/>
                <table:data-pilot-member table:name="23.7814" table:display="true" table:show-details="true"/>
                <table:data-pilot-member table:name="23.8179" table:display="true" table:show-details="true"/>
                <table:data-pilot-member table:name="24.153" table:display="true" table:show-details="true"/>
                <table:data-pilot-member table:name="24.6229" table:display="true" table:show-details="true"/>
                <table:data-pilot-member table:name="25.9943" table:display="true" table:show-details="true"/>
                <table:data-pilot-member table:name="26.4242" table:display="true" table:show-details="true"/>
                <table:data-pilot-member table:name="30.2737" table:display="true" table:show-details="true"/>
                <table:data-pilot-member table:name="31.0236" table:display="true" table:show-details="true"/>
                <table:data-pilot-member table:name="31.1897" table:display="true" table:show-details="true"/>
                <table:data-pilot-member table:name="33.311" table:display="true" table:show-details="true"/>
                <table:data-pilot-member table:name="34.1528" table:display="true" table:show-details="true"/>
                <table:data-pilot-member table:name="34.1673" table:display="true" table:show-details="true"/>
                <table:data-pilot-member table:name="34.265" table:display="true" table:show-details="true"/>
                <table:data-pilot-member table:name="34.2955" table:display="true" table:show-details="true"/>
                <table:data-pilot-member table:name="35.6602" table:display="true" table:show-details="true"/>
                <table:data-pilot-member table:name="38.7047" table:display="true" table:show-details="true"/>
                <table:data-pilot-member table:name="40.2647" table:display="true" table:show-details="true"/>
                <table:data-pilot-member table:name="40.3518" table:display="true" table:show-details="true"/>
                <table:data-pilot-member table:name="41.0432" table:display="true" table:show-details="true"/>
                <table:data-pilot-member table:name="41.2608" table:display="true" table:show-details="true"/>
                <table:data-pilot-member table:name="41.3333" table:display="true" table:show-details="true"/>
                <table:data-pilot-member table:name="41.8487" table:display="true" table:show-details="true"/>
                <table:data-pilot-member table:name="43.0518" table:display="true" table:show-details="true"/>
                <table:data-pilot-member table:name="44.8635" table:display="true" table:show-details="true"/>
                <table:data-pilot-member table:name="46.2711" table:display="true" table:show-details="true"/>
                <table:data-pilot-member table:name="47.2928" table:display="true" table:show-details="true"/>
                <table:data-pilot-member table:name="47.7857" table:display="true" table:show-details="true"/>
                <table:data-pilot-member table:name="51.7779" table:display="true" table:show-details="true"/>
                <table:data-pilot-member table:name="51.9937" table:display="true" table:show-details="true"/>
                <table:data-pilot-member table:name="54.1192" table:display="true" table:show-details="true"/>
                <table:data-pilot-member table:name="55.7245" table:display="true" table:show-details="true"/>
                <table:data-pilot-member table:name="56.1019" table:display="true" table:show-details="true"/>
                <table:data-pilot-member table:name="56.4129" table:display="true" table:show-details="true"/>
                <table:data-pilot-member table:name="69.3573" table:display="true" table:show-details="true"/>
                <table:data-pilot-member table:name="70.786" table:display="true" table:show-details="true"/>
                <table:data-pilot-member table:name="71.4861" table:display="true" table:show-details="true"/>
                <table:data-pilot-member table:name="71.823" table:display="true" table:show-details="true"/>
                <table:data-pilot-member table:name="72.7875" table:display="true" table:show-details="true"/>
                <table:data-pilot-member table:name="75.2889" table:display="true" table:show-details="true"/>
                <table:data-pilot-member table:name="76.1511" table:display="true" table:show-details="true"/>
                <table:data-pilot-member table:name="83.4191" table:display="true" table:show-details="true"/>
                <table:data-pilot-member table:name="93.102" table:display="true" table:show-details="true"/>
                <table:data-pilot-member table:name="107.865" table:display="true" table:show-details="true"/>
                <table:data-pilot-member table:name="108.172" table:display="true" table:show-details="true"/>
                <table:data-pilot-member table:name="112.055" table:display="true" table:show-details="true"/>
                <table:data-pilot-member table:name="112.745" table:display="true" table:show-details="true"/>
                <table:data-pilot-member table:name="113.45" table:display="true" table:show-details="true"/>
                <table:data-pilot-member table:name="117.529" table:display="true" table:show-details="true"/>
                <table:data-pilot-member table:name="119.853" table:display="true" table:show-details="true"/>
                <table:data-pilot-member table:name="122.848" table:display="true" table:show-details="true"/>
                <table:data-pilot-member table:name="124.185" table:display="true" table:show-details="true"/>
                <table:data-pilot-member table:name="125.466" table:display="true" table:show-details="true"/>
                <table:data-pilot-member table:name="132.66" table:display="true" table:show-details="true"/>
                <table:data-pilot-member table:name="144.649" table:display="true" table:show-details="true"/>
                <table:data-pilot-member table:name="148.697" table:display="true" table:show-details="true"/>
                <table:data-pilot-member table:name="152.351" table:display="true" table:show-details="true"/>
                <table:data-pilot-member table:name="157.663" table:display="true" table:show-details="true"/>
                <table:data-pilot-member table:name="160.916" table:display="true" table:show-details="true"/>
                <table:data-pilot-member table:name="177.18" table:display="true" table:show-details="true"/>
                <table:data-pilot-member table:name="195.939" table:display="true" table:show-details="true"/>
                <table:data-pilot-member table:name="221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-1" table:function="average">
            <table:data-pilot-level/>
          </table:data-pilot-field>
          <table:data-pilot-field table:source-field-name="avg" table:orientation="data" table:used-hierarchy="-1" table:function="max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5:22:58.689028442</dc:date>
    <dc:creator>Enrico Miranda</dc:creator>
    <meta:generator>LibreOffice/4.2.8.2$Linux_X86_64 LibreOffice_project/420m0$Build-2</meta:generator>
    <meta:editing-duration>P0D</meta:editing-duration>
    <meta:editing-cycles>1</meta:editing-cycles>
    <meta:document-statistic meta:table-count="3" meta:cell-count="1066" meta:object-count="0"/>
  </office:meta>
</office:document-meta>
</file>